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47c180"/>
    </style:style>
    <style:style style:name="P66" style:family="paragraph" style:parent-style-name="Standard">
      <style:text-properties officeooo:paragraph-rsid="005045e7"/>
    </style:style>
    <style:style style:name="P67" style:family="paragraph" style:parent-style-name="Standard">
      <style:text-properties officeooo:rsid="0058fa25" officeooo:paragraph-rsid="0058fa25"/>
    </style:style>
    <style:style style:name="P68" style:family="paragraph" style:parent-style-name="Standard">
      <style:text-properties officeooo:paragraph-rsid="0063de45"/>
    </style:style>
    <style:style style:name="P6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3c7aaa" officeooo:paragraph-rsid="003c7aaa"/>
    </style:style>
    <style:style style:name="P74" style:family="paragraph" style:parent-style-name="Heading_20_2">
      <style:text-properties officeooo:rsid="003c7aaa" officeooo:paragraph-rsid="00587ce9"/>
    </style:style>
    <style:style style:name="P75" style:family="paragraph" style:parent-style-name="Heading_20_2">
      <style:text-properties officeooo:rsid="00468a14" officeooo:paragraph-rsid="00468a14"/>
    </style:style>
    <style:style style:name="P76" style:family="paragraph" style:parent-style-name="Heading_20_2">
      <style:text-properties officeooo:paragraph-rsid="00602023"/>
    </style:style>
    <style:style style:name="P77" style:family="paragraph" style:parent-style-name="Standard" style:list-style-name="L7">
      <style:text-properties style:font-name="Times New Roman"/>
    </style:style>
    <style:style style:name="P78" style:family="paragraph" style:parent-style-name="Standard" style:list-style-name="L8"/>
    <style:style style:name="P79" style:family="paragraph" style:parent-style-name="Standard" style:list-style-name="L9">
      <style:text-properties officeooo:rsid="003523bf" officeooo:paragraph-rsid="00583e2c"/>
    </style:style>
    <style:style style:name="P80" style:family="paragraph" style:parent-style-name="Standard" style:list-style-name="L9">
      <style:text-properties officeooo:rsid="00384bc6" officeooo:paragraph-rsid="00583e2c"/>
    </style:style>
    <style:style style:name="P81" style:family="paragraph" style:parent-style-name="Standard" style:list-style-name="L10">
      <style:text-properties officeooo:paragraph-rsid="00403b39"/>
    </style:style>
    <style:style style:name="P82" style:family="paragraph" style:parent-style-name="Standard" style:list-style-name="L10">
      <style:text-properties officeooo:paragraph-rsid="007666f9"/>
    </style:style>
    <style:style style:name="P83" style:family="paragraph" style:parent-style-name="Standard" style:list-style-name="L11">
      <style:text-properties officeooo:paragraph-rsid="00403b39"/>
    </style:style>
    <style:style style:name="P84" style:family="paragraph" style:parent-style-name="Standard" style:list-style-name="L12">
      <style:text-properties officeooo:paragraph-rsid="00403b39"/>
    </style:style>
    <style:style style:name="P85" style:family="paragraph" style:parent-style-name="Standard" style:list-style-name="L13">
      <style:text-properties officeooo:paragraph-rsid="00411cb7"/>
    </style:style>
    <style:style style:name="P86" style:family="paragraph" style:parent-style-name="Standard" style:list-style-name="L13">
      <style:text-properties officeooo:paragraph-rsid="00406ef5"/>
    </style:style>
    <style:style style:name="P87" style:family="paragraph" style:parent-style-name="Standard" style:list-style-name="L13">
      <style:text-properties officeooo:paragraph-rsid="0043963a"/>
    </style:style>
    <style:style style:name="P88" style:family="paragraph" style:parent-style-name="Standard" style:list-style-name="L13">
      <style:text-properties officeooo:rsid="0043963a" officeooo:paragraph-rsid="00406ef5"/>
    </style:style>
    <style:style style:name="P89" style:family="paragraph" style:parent-style-name="Standard" style:list-style-name="L13">
      <style:paragraph-properties fo:margin-left="0in" fo:margin-right="0in" fo:text-indent="0in" style:auto-text-indent="false"/>
      <style:text-properties officeooo:rsid="0043963a" officeooo:paragraph-rsid="0043963a"/>
    </style:style>
    <style:style style:name="P90" style:family="paragraph" style:parent-style-name="Standard">
      <style:text-properties officeooo:paragraph-rsid="007666f9"/>
    </style:style>
    <style:style style:name="P91" style:family="paragraph" style:parent-style-name="Table_20_Contents" style:list-style-name="L1">
      <style:paragraph-properties fo:margin-top="0in" fo:margin-bottom="0in" style:contextual-spacing="false" fo:text-align="start" style:justify-single-word="false"/>
    </style:style>
    <style:style style:name="P92"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4" style:family="paragraph" style:parent-style-name="Table_20_Contents" style:list-style-name="L4">
      <style:paragraph-properties fo:margin-top="0in" fo:margin-bottom="0in" style:contextual-spacing="false" fo:text-align="start" style:justify-single-word="false"/>
    </style:style>
    <style:style style:name="P95" style:family="paragraph" style:parent-style-name="Table_20_Contents" style:list-style-name="L5">
      <style:paragraph-properties fo:margin-top="0in" fo:margin-bottom="0in" style:contextual-spacing="false" fo:text-align="start" style:justify-single-word="false"/>
    </style:style>
    <style:style style:name="P96" style:family="paragraph" style:parent-style-name="Table_20_Contents" style:list-style-name="L6">
      <style:paragraph-properties fo:margin-top="0in" fo:margin-bottom="0in" style:contextual-spacing="false" fo:text-align="start" style:justify-single-word="false"/>
    </style:style>
    <style:style style:name="P97"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0"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05553126858480" text:id="ct105553126858480">
          <text:insertion>
            <office:change-info>
              <dc:creator>Bob Jacobsen</dc:creator>
              <dc:date>2023-03-31T18:57:46</dc:date>
            </office:change-info>
          </text:insertion>
        </text:changed-region>
        <text:changed-region xml:id="ct105553126982832" text:id="ct105553126982832">
          <text:deletion>
            <office:change-info>
              <dc:creator>Bob Jacobsen</dc:creator>
              <dc:date>2023-03-31T18:57:46</dc:date>
            </office:change-info>
            <text:p text:style-name="P90">1 byte write</text:p>
          </text:deletion>
        </text:changed-region>
        <text:changed-region xml:id="ct105553126856560" text:id="ct105553126856560">
          <text:insertion>
            <office:change-info>
              <dc:creator>Bob Jacobsen</dc:creator>
              <dc:date>2023-03-31T18:57:58</dc:date>
            </office:change-info>
          </text:insertion>
        </text:changed-region>
        <text:changed-region xml:id="ct105553126856800" text:id="ct105553126856800">
          <text:deletion>
            <office:change-info>
              <dc:creator>Bob Jacobsen</dc:creator>
              <dc:date>2023-03-31T18:57:58</dc:date>
            </office:change-info>
            <text:p text:style-name="P90">2 byte write</text:p>
          </text:deletion>
        </text:changed-region>
        <text:changed-region xml:id="ct105553126857040" text:id="ct105553126857040">
          <text:insertion>
            <office:change-info>
              <dc:creator>Bob Jacobsen</dc:creator>
              <dc:date>2023-03-31T18:58:07</dc:date>
            </office:change-info>
          </text:insertion>
        </text:changed-region>
        <text:changed-region xml:id="ct105553126857280" text:id="ct105553126857280">
          <text:deletion>
            <office:change-info>
              <dc:creator>Bob Jacobsen</dc:creator>
              <dc:date>2023-03-31T18:58:07</dc:date>
            </office:change-info>
            <text:p text:style-name="P90">4 byte writes</text:p>
          </text:deletion>
        </text:changed-region>
        <text:changed-region xml:id="ct105553126857760" text:id="ct105553126857760">
          <text:insertion>
            <office:change-info>
              <dc:creator>Bob Jacobsen</dc:creator>
              <dc:date>2023-03-31T18:58:38</dc:date>
            </office:change-info>
          </text:insertion>
        </text:changed-region>
        <text:changed-region xml:id="ct105553126859680" text:id="ct105553126859680">
          <text:deletion>
            <office:change-info>
              <dc:creator>Bob Jacobsen</dc:creator>
              <dc:date>2023-03-31T18:58:47</dc:date>
            </office:change-info>
            <text:p text:style-name="P90">64 byte writes (full datagram, but not 63 bytes or arbitrary length, just exactly 64)</text:p>
          </text:deletion>
        </text:changed-region>
        <text:changed-region xml:id="ct105553126857520" text:id="ct105553126857520">
          <text:insertion>
            <office:change-info>
              <dc:creator>Bob Jacobsen</dc:creator>
              <dc:date>2023-03-31T18:58:51</dc:date>
            </office:change-info>
          </text:insertion>
        </text:changed-region>
        <text:changed-region xml:id="ct105553126859920" text:id="ct105553126859920">
          <text:deletion>
            <office:change-info>
              <dc:creator>Bob Jacobsen</dc:creator>
              <dc:date>2023-03-31T18:58:59</dc:date>
            </office:change-info>
            <text:p text:style-name="P90">arbitrary writes of any length OK</text:p>
          </text:deletion>
        </text:changed-region>
        <text:changed-region xml:id="ct105553126860160" text:id="ct105553126860160">
          <text:insertion>
            <office:change-info>
              <dc:creator>Bob Jacobsen</dc:creator>
              <dc:date>2023-03-31T18:59: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7">OpenLCB Configuration Description Information <text:span text:style-name="T11">(CDI)</text:span>, which defines fixed information to allow a Configuration Tool (CT) to configure a node.</text:p>
        </text:list-item>
        <text:list-item>
          <text:p text:style-name="P77">OpenLCB Datagram Transport Protocol, which defines the protocol for transporting 0-72 byte datagrams <text:span text:style-name="T5">from</text:span> node to node.</text:p>
        </text:list-item>
        <text:list-item>
          <text:p text:style-name="P77">OpenLCB Message Network, which defines message interchange for OpenLCB, specifically how this protocol appears in the Protocol Support Reply message and Error Codes.</text:p>
        </text:list-item>
        <text:list-item>
          <text:p text:style-name="P77">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Address Space Selection</text:h>
      <text:p text:style-name="Standard">Of the 25<text:span text:style-name="T18">6</text:span> unique address spaces, those that follow are required to be implemented by any node that implements this Standard (these may or may not have content on a particular node); the <text:soft-page-break/>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8">(space=0xFF, control bits=0b0000011) Configuration definition – A read-only space containing the Configuration Description Information for this node, if any.</text:p>
        </text:list-item>
        <text:list-item>
          <text:p text:style-name="P78">(space=0xFE, control bits=0b00000010) All memory – This special space provides access to all memory in the device, where “all” is defined by the designer. </text:p>
        </text:list-item>
        <text:list-item>
          <text:p text:style-name="P78">(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7">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79">“<text:span text:style-name="T30">Permanent error, invalid argument” | </text:span>0x0001 – <text:span text:style-name="T30">Address</text:span> space is not <text:span text:style-name="T30">known</text:span>.</text:p>
        </text:list-item>
        <text:list-item>
          <text:p text:style-name="P79">“<text:span text:style-name="T30">Permanent error, invalid argument” | </text:span>0x000<text:span text:style-name="T30">2</text:span> – Out of bounds, the address space is valid, however the address within the space is not implemented.</text:p>
        </text:list-item>
        <text:list-item>
          <text:p text:style-name="P80"><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text:soft-page-break/>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1">Error Code (two bytes)</text:p>
              </text:list-item>
              <text:list-item>
                <text:p text:style-name="P91">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7">send as 0xFF, ignore on receipt (1 byte)</text:p>
              </text:list-item>
              <text:list-item>
                <text:p text:style-name="P98">Destination Stream ID (1 byte)</text:p>
              </text:list-item>
              <text:list-item>
                <text:p text:style-name="P99">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he Destination Stream ID provided must be used as the suggested Destination Stream ID in the subsequent OpenLCB Stream Transport protocol Stream Initiate Request.</text:p>
      <text:h text:style-name="Heading_20_2" text:outline-level="2"><text:soft-page-break/>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185431993" text:style-name="L3">
              <text:list-item>
                <text:p text:style-name="P92">Source Stream ID (1 byte)</text:p>
              </text:list-item>
              <text:list-item>
                <text:p text:style-name="P101">Destination Stream ID (1 byte)</text:p>
              </text:list-item>
              <text:list-item>
                <text:p text:style-name="P100">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4">Error Code (<text:span text:style-name="T9">2 </text:span>bytes)</text:p>
              </text:list-item>
              <text:list-item>
                <text:p text:style-name="P94">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57"><text:soft-page-break/>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5">Error Code (two bytes)</text:p>
              </text:list-item>
              <text:list-item>
                <text:p text:style-name="P95">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155910355826923" text:continue-list="list185431993" text:style-name="L3">
              <text:list-item>
                <text:p text:style-name="P93">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155909435421772" text:continue-numbering="true" text:style-name="L3">
              <text:list-item>
                <text:p text:style-name="P102">Source Stream ID (1 byte)</text:p>
              </text:list-item>
              <text:list-item>
                <text:p text:style-name="P103">Destination Stream ID (1 byte)</text:p>
              </text:list-item>
              <text:list-item>
                <text:p text:style-name="P93"/>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6">Error Code (two bytes)</text:p>
              </text:list-item>
              <text:list-item>
                <text:p text:style-name="P96"><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3"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3"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text:style-name="L10">
        <text:list-item>
          <text:p text:style-name="P81">Available operations mask (2 bytes, bit coded): Indicate which operations are available so the using software can know whether convenience operations (which are not possible on some hardware) are available.</text:p>
          <text:list>
            <text:list-item>
              <text:p text:style-name="P81">0x8000 Write under mask supported</text:p>
            </text:list-item>
            <text:list-item>
              <text:p text:style-name="P81">0x4000 Unaligned reads supported. If not set, reads have to start on an address with the low bits, as given by the data size, all zero. For example a 4-byte write must have the low two address bits zero.</text:p>
            </text:list-item>
            <text:list-item>
              <text:p text:style-name="P81">0x2000 Unaligned writes supported. If not set, reads have to start on an address with the low bits, as given by the data size, all zero. For example a 4-byte write must have the low two address bits zero.</text:p>
            </text:list-item>
            <text:list-item>
              <text:p text:style-name="P81">0x0800 Read from address space 0xFC available (this is the manufacturer part of Abbreviated CDI)</text:p>
            </text:list-item>
            <text:list-item>
              <text:p text:style-name="P81">0x0400 Read from address space 0xFB available (this is the user-entered part of Abbreviated CDI)</text:p>
            </text:list-item>
            <text:list-item>
              <text:p text:style-name="P81">0x0200 Write to address space 0xFB available (this is the user-entered part of Abbreviated CDI)</text:p>
            </text:list-item>
            <text:list-item>
              <text:p text:style-name="P81">Others reserved, must be ignored on receipt and sent as zero.</text:p>
            </text:list-item>
          </text:list>
        </text:list-item>
        <text:list-item>
          <text:p text:style-name="P81">Write lengths supported (One byte, bit coded): (provided for devices that can only write certain sizes to memory) (at least one bit must be set)</text:p>
          <text:list>
            <text:list-item>
              <text:p text:style-name="P82">0x80 <text:change-start text:change-id="ct105553126858480"/><text:span text:style-name="T34">r</text:span>eserved, must be ignored on receipt and sent as <text:span text:style-name="T34">one</text:span>.<text:change-end text:change-id="ct105553126858480"/><text:change text:change-id="ct105553126982832"/></text:p>
            </text:list-item>
            <text:list-item>
              <text:p text:style-name="P82">0x40 <text:change-start text:change-id="ct105553126856560"/><text:span text:style-name="T34">r</text:span>eserved, must be ignored on receipt and sent as <text:span text:style-name="T34">one</text:span>.<text:change-end text:change-id="ct105553126856560"/><text:change text:change-id="ct105553126856800"/></text:p>
            </text:list-item>
            <text:list-item>
              <text:p text:style-name="P82">0x20 <text:change-start text:change-id="ct105553126857040"/><text:span text:style-name="T34">r</text:span>eserved, must be ignored on receipt and sent as <text:span text:style-name="T34">one</text:span>.<text:change-end text:change-id="ct105553126857040"/><text:change text:change-id="ct105553126857280"/></text:p>
            </text:list-item>
            <text:list-item>
              <text:p text:style-name="P82"><text:soft-page-break/>0x10 <text:change-start text:change-id="ct105553126857760"/><text:span text:style-name="T34">r</text:span>eserved, must be ignored on receipt.<text:change-end text:change-id="ct105553126857760"/><text:change text:change-id="ct105553126859680"/></text:p>
            </text:list-item>
            <text:list-item>
              <text:p text:style-name="P82">0x02 <text:change-start text:change-id="ct105553126857520"/><text:span text:style-name="T34">r</text:span>eserved, must be ignored on receipt and sent as <text:span text:style-name="T34">one</text:span>.<text:change-end text:change-id="ct105553126857520"/><text:change text:change-id="ct105553126859920"/></text:p>
            </text:list-item>
            <text:list-item>
              <text:p text:style-name="P81">0x01 stream <text:change-start text:change-id="ct105553126860160"/><text:span text:style-name="T34">reads and </text:span><text:change-end text:change-id="ct105553126860160"/>writes supported (stream support will identify buffer size)</text:p>
            </text:list-item>
            <text:list-item>
              <text:p text:style-name="P81">Others reserved, must be ignored on receipt and sent as zero.</text:p>
            </text:list-item>
          </text:list>
        </text:list-item>
      </text:list>
      <text:list text:style-name="L11">
        <text:list-item>
          <text:p text:style-name="P83">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4">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3"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8">Command (Byte 1)</text:p>
          <text:list>
            <text:list-item>
              <text:p text:style-name="P85"><text:span text:style-name="T24">Byte 1 –</text:span> <text:span text:style-name="T24">0x87</text:span>: <text:s/><text:span text:style-name="T24">p</text:span>resent, <text:span text:style-name="T27">else if 0x86: <text:s/>not present</text:span></text:p>
            </text:list-item>
          </text:list>
        </text:list-item>
        <text:list-item>
          <text:p text:style-name="P86"><text:span text:style-name="T25">Address </text:span>Space <text:span text:style-name="T25">(Byte 2)</text:span> – provided to identify request this reply is in response to</text:p>
        </text:list-item>
        <text:list-item>
          <text:p text:style-name="P86">Highest Address (<text:span text:style-name="T25">Bytes 3 - 6</text:span>)</text:p>
        </text:list-item>
        <text:list-item>
          <text:p text:style-name="P87">Flags (<text:span text:style-name="T25">Byte 7</text:span>) </text:p>
          <text:list>
            <text:list-item>
              <text:p text:style-name="P89">Bits 7..2 – Reserved</text:p>
            </text:list-item>
            <text:list-item>
              <text:p text:style-name="P89"><text:soft-page-break/>Bit 1 – 0b0: <text:s/>low address is zero, else if 0b1: <text:s/>low address specified in next four bytes</text:p>
            </text:list-item>
            <text:list-item>
              <text:p text:style-name="P89">Bit 0 – 0b0: <text:s/>writable, else if 0b1: read-only</text:p>
            </text:list-item>
          </text:list>
        </text:list-item>
        <text:list-item>
          <text:p text:style-name="P86">Lowest Address (<text:span text:style-name="T26">Bytes 8 - 11</text:span>) – optional, omit if zero, as that will let reply fit in single CAN frame; if present, “non-zero lowest address” bit in prior byte must be 1.</text:p>
        </text:list-item>
        <text:list-item>
          <text:p text:style-name="P86">Description (<text:span text:style-name="T26">Bytes 12+, variable length</text:span>) – optional null-terminated string giving the user-readable name of this space</text:p>
        </text:list-item>
      </text:list>
      <text:h text:style-name="P75"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65">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5"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1-8, 3 bits); upper bits reserved and must be ignored</text:p>
          </table:table-cell>
        </table:table-row>
      </table:table>
      <text:p text:style-name="P29"/>
      <text:p text:style-name="P66">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1-8 requested Event IDs, a total of 8-64 bytes</text:p>
          </table:table-cell>
        </table:table-row>
      </table:table>
      <text:p text:style-name="P29"/>
      <text:h text:style-name="P76" text:outline-level="2"><text:soft-page-break/><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6"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8"/>
      <text:h text:style-name="P76"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4"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he receiving node may acknowledge this command with a Node Initialization Complete instead of a Datagram <text:span text:style-name="T3">Received OK</text:span> response.</text:p>
      <text:h text:style-name="P73"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text:soft-page-break/></text:p>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1</text:p>
          <text:p text:style-name="P71"><text:s/>4.1 Address Space Size<text:tab/>1</text:p>
          <text:p text:style-name="P71"><text:s/>4.2 Address Space Selection<text:tab/>2</text:p>
          <text:p text:style-name="P71"><text:s/>4.3 Generic Error Handling<text:tab/>2</text:p>
          <text:p text:style-name="P71"><text:s/>4.4 Read Command<text:tab/>2</text:p>
          <text:p text:style-name="P71"><text:s/>4.5 Read Reply<text:tab/>3</text:p>
          <text:p text:style-name="P71"><text:s/>4.6 Read Stream Command<text:tab/>3</text:p>
          <text:p text:style-name="P71"><text:s/>4.7 Read Stream Reply<text:tab/>4</text:p>
          <text:p text:style-name="P71"><text:s/>4.8 Write Command<text:tab/>4</text:p>
          <text:p text:style-name="P71"><text:s/>4.9 Write Reply<text:tab/>5</text:p>
          <text:p text:style-name="P71"><text:s/>4.10 Write Under Mask Command<text:tab/>5</text:p>
          <text:p text:style-name="P71"><text:s/>4.11 Write Stream Command<text:tab/>6</text:p>
          <text:p text:style-name="P71"><text:s/>4.12 Write Stream Reply<text:tab/>6</text:p>
          <text:p text:style-name="P71"><text:s/>4.13 Get Configuration Options Command<text:tab/>7</text:p>
          <text:p text:style-name="P71"><text:s/>4.14 Get Configuration Options Reply<text:tab/>7</text:p>
          <text:p text:style-name="P71"><text:s/>4.15 Get Address Space Information Command<text:tab/>8</text:p>
          <text:p text:style-name="P71"><text:s/>4.16 Get Address Space Information Reply<text:tab/>8</text:p>
          <text:p text:style-name="P71"><text:s/>4.17 Lock/Reserve Command<text:tab/>9</text:p>
          <text:p text:style-name="P71"><text:s/>4.18 Lock/Reserve Reply<text:tab/>9</text:p>
          <text:p text:style-name="P71"><text:s/>4.19 Get Unique ID Command<text:tab/>9</text:p>
          <text:p text:style-name="P71"><text:s/>4.20 Get Unique ID Reply<text:tab/>9</text:p>
          <text:p text:style-name="P71"><text:s/>4.21 Unfreeze Command<text:tab/>10</text:p>
          <text:p text:style-name="P71"><text:s/>4.22 Freeze Command<text:tab/>10</text:p>
          <text:p text:style-name="P71"><text:s/>4.23 Update Complete Command<text:tab/>10</text:p>
          <text:p text:style-name="P71"><text:s/>4.24 Reset/Reboot Command<text:tab/>10</text:p>
          <text:p text:style-name="P71"><text:s/>4.25 Reinitialize/Factory Reset Command<text:tab/>10</text:p>
        </text:index-body>
      </text:table-of-content>
      <text:p text:style-name="P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 fo:font-size="16pt" style:font-size-asian="16pt" style:font-size-complex="16pt"/>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style:master-page style:name="First_20_Page" style:display-name="First Page" style:page-layout-name="Mpm2" draw:style-name="Mdp1"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style-name="Table1.A1"/>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style-name="Table1.A1"/>
            <table:table-cell table:style-name="Table1.B1" office:value-type="string">
              <text:p text:style-name="MP3"/>
            </table:table-cell>
            <table:table-cell table:style-name="Table1.C3" office:value-type="string">
              <text:p text:style-name="MP5"><text:user-defined style:data-style-name="N0" text:name="OLCBdate">Apr 25, 2021</text:user-defined></text:p>
            </table:table-cell>
            <table:table-cell table:style-name="Table1.C1" office:value-type="string">
              <text:p text:style-name="MP5"><text:user-defined style:data-style-name="N0" text:name="OLCBstatus">Adopted</text:user-defined></text:p>
            </table:table-cell>
          </table:table-row>
        </table:table>
        <text:p text:style-name="Header"/>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53</meta:editing-cycles>
    <meta:editing-duration>P2DT3H41M11S</meta:editing-duration>
    <meta:generator>LibreOffice/7.4.6.2$MacOSX_X86_64 LibreOffice_project/5b1f5509c2decdade7fda905e3e1429a67acd63d</meta:generator>
    <dc:date>2023-04-01T15:59:03.845188525</dc:date>
    <meta:keyword>Memory Configuration</meta:keyword>
    <dc:creator>Bob Jacobsen</dc:creator>
    <meta:document-statistic meta:table-count="23" meta:image-count="1" meta:object-count="0" meta:page-count="12" meta:paragraph-count="356" meta:word-count="3553" meta:character-count="20707" meta:non-whitespace-character-count="17334"/>
    <meta:user-defined meta:name="OLCBdate">Apr 25, 2021</meta:user-defined>
    <meta:user-defined meta:name="OLCBstatus">Adopted</meta:user-defined>
    <meta:user-defined meta:name="OLCByear">2021</meta:user-defined>
  </office:meta>
</office:document-meta>
</file>